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0000001E08E464250.png" manifest:media-type="image/png"/>
  <manifest:file-entry manifest:full-path="Pictures/1000020100000AE200000BB8FEA2DA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0.7472in" style:rel-column-width="6546*"/>
    </style:style>
    <style:style style:name="Tableau1.C" style:family="table-column">
      <style:table-column-properties style:column-width="0.6326in" style:rel-column-width="5542*"/>
    </style:style>
    <style:style style:name="Tableau1.D" style:family="table-column">
      <style:table-column-properties style:column-width="1.7347in" style:rel-column-width="15197*"/>
    </style:style>
    <style:style style:name="Tableau1.E" style:family="table-column">
      <style:table-column-properties style:column-width="0.5875in" style:rel-column-width="5146*"/>
    </style:style>
    <style:style style:name="Tableau1.F" style:family="table-column">
      <style:table-column-properties style:column-width="0.5132in" style:rel-column-width="4495*"/>
    </style:style>
    <style:style style:name="Tableau1.G" style:family="table-column">
      <style:table-column-properties style:column-width="0.3125in" style:rel-column-width="2737*"/>
    </style:style>
    <style:style style:name="Tableau1.H" style:family="table-column">
      <style:table-column-properties style:column-width="0.7521in" style:rel-column-width="6588*"/>
    </style:style>
    <style:style style:name="Tableau1.I" style:family="table-column">
      <style:table-column-properties style:column-width="0.625in" style:rel-column-width="5475*"/>
    </style:style>
    <style:style style:name="Tableau1.J" style:family="table-column">
      <style:table-column-properties style:column-width="0.8292in" style:rel-column-width="7263*"/>
    </style:style>
    <style:style style:name="Tableau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194in" fo:border="0.05pt solid #000000"/>
    </style:style>
    <style:style style:name="Tableau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5.2778in" style:rel-column-width="46237*"/>
    </style:style>
    <style:style style:name="Tableau2.B" style:family="table-column">
      <style:table-column-properties style:column-width="0.7465in" style:rel-column-width="6540*"/>
    </style:style>
    <style:style style:name="Tableau2.C" style:family="table-column">
      <style:table-column-properties style:column-width="0.625in" style:rel-column-width="5475*"/>
    </style:style>
    <style:style style:name="Tableau2.D" style:family="table-column">
      <style:table-column-properties style:column-width="0.8313in" style:rel-column-width="7283*"/>
    </style:style>
    <style:style style:name="Tableau2.A1" style:family="table-cell">
      <style:table-cell-properties fo:padding="0.0278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278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1" officeooo:rsid="00409218" officeooo:paragraph-rsid="00409218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end" style:justify-single-word="false"/>
      <style:text-properties style:font-name="Liberation Serif1" fo:font-size="8pt" fo:font-weight="bold" officeooo:rsid="008ee85e" officeooo:paragraph-rsid="0098b42b" style:font-size-asian="8pt" style:font-weight-asian="bold" style:font-size-complex="8pt" style:font-weight-complex="bold"/>
    </style:style>
    <style:style style:name="P8" style:family="paragraph" style:parent-style-name="Standard">
      <style:text-properties officeooo:rsid="0069c780" officeooo:paragraph-rsid="0013894c"/>
    </style:style>
    <style:style style:name="P9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0" style:family="paragraph" style:parent-style-name="Standard">
      <style:text-properties officeooo:rsid="00afdc66" officeooo:paragraph-rsid="00afdc66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2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7ee6a7" style:font-size-asian="7pt" style:font-size-complex="7pt"/>
    </style:style>
    <style:style style:name="P13" style:family="paragraph" style:parent-style-name="Table_20_Heading">
      <style:paragraph-properties fo:text-align="center" style:justify-single-word="false"/>
      <style:text-properties style:font-name="Liberation Serif1" fo:font-size="7pt" officeooo:rsid="007ee6a7" officeooo:paragraph-rsid="00b98531" style:font-size-asian="7pt" style:font-size-complex="7pt"/>
    </style:style>
    <style:style style:name="P14" style:family="paragraph" style:parent-style-name="Table_20_Heading">
      <style:paragraph-properties fo:text-align="center" style:justify-single-word="false"/>
      <style:text-properties style:font-name="Liberation Serif1" fo:font-size="7pt" officeooo:rsid="009701e3" officeooo:paragraph-rsid="009701e3" style:font-size-asian="7pt" style:font-size-complex="7pt"/>
    </style:style>
    <style:style style:name="P15" style:family="paragraph" style:parent-style-name="Table_20_Heading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16" style:family="paragraph" style:parent-style-name="Table_20_Heading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17" style:family="paragraph" style:parent-style-name="Table_20_Heading">
      <style:paragraph-properties fo:text-align="center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18" style:family="paragraph" style:parent-style-name="Table_20_Heading">
      <style:paragraph-properties fo:text-align="center" style:justify-single-word="false"/>
      <style:text-properties style:font-name="Liberation Serif1" fo:font-size="7pt" officeooo:rsid="00bbb0e2" officeooo:paragraph-rsid="00bbb0e2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style:font-name="Liberation Serif1" fo:font-size="7pt" officeooo:rsid="00819f03" officeooo:paragraph-rsid="00819f03" style:font-size-asian="7pt" style:font-size-complex="7pt"/>
    </style:style>
    <style:style style:name="P20" style:family="paragraph" style:parent-style-name="Table_20_Contents">
      <style:paragraph-properties fo:text-align="end" style:justify-single-word="false"/>
      <style:text-properties style:font-name="Liberation Serif1" fo:font-size="7pt" officeooo:rsid="008d0ce8" officeooo:paragraph-rsid="008d0ce8" style:font-size-asian="7pt" style:font-size-complex="7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fo:font-size="7pt" officeooo:rsid="0080c01e" officeooo:paragraph-rsid="0080c01e" style:font-size-asian="7pt" style:font-size-complex="7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7pt" officeooo:rsid="007fcc01" officeooo:paragraph-rsid="007fcc01" style:font-size-asian="7pt" style:font-size-complex="7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7pt" officeooo:rsid="007dd8e9" officeooo:paragraph-rsid="007dd8e9" style:font-size-asian="7pt" style:font-size-complex="7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7pt" officeooo:rsid="00b98531" officeooo:paragraph-rsid="00b98531" style:font-size-asian="7pt" style:font-size-complex="7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7pt" officeooo:rsid="00bcb408" officeooo:paragraph-rsid="00bcb408" style:font-size-asian="7pt" style:font-size-complex="7pt"/>
    </style:style>
    <style:style style:name="P26" style:family="paragraph" style:parent-style-name="Table_20_Contents">
      <style:paragraph-properties fo:text-align="end" style:justify-single-word="false"/>
      <style:text-properties style:font-name="Liberation Serif1" fo:font-size="7pt" fo:font-weight="normal" officeooo:rsid="00819f03" officeooo:paragraph-rsid="00819f03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Liberation Serif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8" style:family="paragraph" style:parent-style-name="Table_20_Contents">
      <style:text-properties style:font-name="Liberation Serif1" fo:font-size="8pt" officeooo:rsid="0098b42b" officeooo:paragraph-rsid="009e15ca" style:font-size-asian="8pt" style:font-size-complex="8pt"/>
    </style:style>
    <style:style style:name="P29" style:family="paragraph" style:parent-style-name="Table_20_Contents">
      <style:paragraph-properties fo:text-align="center" style:justify-single-word="false" fo:hyphenation-ladder-count="no-limit" style:shadow="none">
        <style:tab-stops/>
      </style:paragraph-properties>
      <style:text-properties style:font-name="Liberation Serif1" fo:font-size="7pt" officeooo:rsid="007fcc01" officeooo:paragraph-rsid="007fcc01" style:font-size-asian="7pt" style:font-size-complex="7pt" fo:hyphenate="true" fo:hyphenation-remain-char-count="2" fo:hyphenation-push-char-count="2"/>
    </style:style>
    <style:style style:name="P30" style:family="paragraph" style:parent-style-name="Account_20_title">
      <style:text-properties style:font-name="Liberation Serif1"/>
    </style:style>
    <style:style style:name="T1" style:family="text">
      <style:text-properties officeooo:rsid="00a264a7"/>
    </style:style>
    <style:style style:name="T2" style:family="text">
      <style:text-properties officeooo:rsid="00a4603c"/>
    </style:style>
    <style:style style:name="T3" style:family="text">
      <style:text-properties officeooo:rsid="0032a1b3"/>
    </style:style>
    <style:style style:name="T4" style:family="text">
      <style:text-properties officeooo:rsid="007f2593"/>
    </style:style>
    <style:style style:name="T5" style:family="text">
      <style:text-properties officeooo:rsid="008ee85e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7f2593" style:font-size-asian="9pt" style:font-size-complex="9pt"/>
    </style:style>
    <style:style style:name="T8" style:family="text">
      <style:text-properties officeooo:rsid="007dd8e9"/>
    </style:style>
    <style:style style:name="T9" style:family="text">
      <style:text-properties officeooo:rsid="00ae3e04"/>
    </style:style>
    <style:style style:name="T10" style:family="text">
      <style:text-properties officeooo:rsid="00b98531"/>
    </style:style>
    <style:style style:name="T11" style:family="text">
      <style:text-properties officeooo:rsid="00bd516c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<text:span text:style-name="T11">[DOCUMENT_NATURE]</text:span> -</text:p>
      <text:p text:style-name="P10"><draw:frame draw:style-name="fr1" draw:name="Cadre1" text:anchor-type="paragraph" svg:x="0.0016in" svg:y="0.1in" svg:width="7.4709in" draw:z-index="2"><draw:text-box fo:min-height="0.548in"><text:p text:style-name="P11">Filtres</text:p><text:p text:style-name="P6">[DATA_FILTERS]</text:p></draw:text-box></draw:frame></text:p>
      <text:section text:style-name="Sect1" text:name="Section1">
        <text:p text:style-name="P30"><text:span text:style-name="T7">Compte </text:span><text:span text:style-name="T6">[ACCOUNT_NUMBER] – [ACCOUNT_NAME]</text:span></text:p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header-rows>
            <table:table-row>
              <table:table-cell table:style-name="Tableau1.A1" office:value-type="string">
                <text:p text:style-name="P12">N° <text:span text:style-name="T4">Ecriture</text:span></text:p>
              </table:table-cell>
              <table:table-cell table:style-name="Tableau1.A1" office:value-type="string">
                <text:p text:style-name="P13">N° <text:span text:style-name="T10">Unique</text:span></text:p>
              </table:table-cell>
              <table:table-cell table:style-name="Tableau1.A1" office:value-type="string">
                <text:p text:style-name="P12">Date</text:p>
              </table:table-cell>
              <table:table-cell table:style-name="Tableau1.A1" office:value-type="string">
                <text:p text:style-name="P14">Libéllé</text:p>
              </table:table-cell>
              <table:table-cell table:style-name="Tableau1.A1" office:value-type="string">
                <text:p text:style-name="P18">N° Piece</text:p>
              </table:table-cell>
              <table:table-cell table:style-name="Tableau1.A1" office:value-type="string">
                <text:p text:style-name="P15">Journal</text:p>
              </table:table-cell>
              <table:table-cell table:style-name="Tableau1.A1" office:value-type="string">
                <text:p text:style-name="P16">Lettre</text:p>
              </table:table-cell>
              <table:table-cell table:style-name="Tableau1.A1" office:value-type="string">
                <text:p text:style-name="P17">Débit</text:p>
              </table:table-cell>
              <table:table-cell table:style-name="Tableau1.A1" office:value-type="string">
                <text:p text:style-name="P17">Crédit</text:p>
              </table:table-cell>
              <table:table-cell table:style-name="Tableau1.J1" office:value-type="string">
                <text:p text:style-name="P17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23">[ENTRY_NUMBER]</text:p>
            </table:table-cell>
            <table:table-cell table:style-name="Tableau1.A2" office:value-type="string">
              <text:p text:style-name="P24">[CONTINUOUS_NUMBER]</text:p>
            </table:table-cell>
            <table:table-cell table:style-name="Tableau1.A2" office:value-type="string">
              <text:p text:style-name="P23">[PRINTED_ON]</text:p>
            </table:table-cell>
            <table:table-cell table:style-name="Tableau1.A2" office:value-type="string">
              <text:p text:style-name="P29">[NAME]</text:p>
            </table:table-cell>
            <table:table-cell table:style-name="Tableau1.A2" office:value-type="string">
              <text:p text:style-name="P25">[REFERENCE_NUMBER]</text:p>
            </table:table-cell>
            <table:table-cell table:style-name="Tableau1.A2" office:value-type="string">
              <text:p text:style-name="P22">[JOURNAL_NAME]</text:p>
            </table:table-cell>
            <table:table-cell table:style-name="Tableau1.A2" office:value-type="string">
              <text:p text:style-name="P21">[LETTER]</text:p>
            </table:table-cell>
            <table:table-cell table:style-name="Tableau1.A2" office:value-type="string">
              <text:p text:style-name="P20">[REAL_DEBIT]</text:p>
            </table:table-cell>
            <table:table-cell table:style-name="Tableau1.A2" office:value-type="string">
              <text:p text:style-name="P19">[REAL_CREDIT]</text:p>
            </table:table-cell>
            <table:table-cell table:style-name="Tableau1.J2" office:value-type="string">
              <text:p text:style-name="P26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8">Totaux - <text:span text:style-name="T8">[ACCOUNT_NUMBER]</text:span> - <text:span text:style-name="T5">[COUNT] écritures - [CURRENCY]</text:span></text:p>
            </table:table-cell>
            <table:table-cell table:style-name="Tableau2.A1" office:value-type="string">
              <text:p text:style-name="P7">[TOTAL_DEBIT]</text:p>
            </table:table-cell>
            <table:table-cell table:style-name="Tableau2.A1" office:value-type="string">
              <text:p text:style-name="P7">[TOTAL_CREDIT]</text:p>
            </table:table-cell>
            <table:table-cell table:style-name="Tableau2.D1" office:value-type="string">
              <text:p text:style-name="P27">[TOTAL_CUMULATED_BALANCE]</text:p>
            </table:table-cell>
          </table:table-row>
        </table:table>
        <text:p text:style-name="P9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ab0efc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a72434" style:font-size-asian="8pt" style:font-style-asian="italic" style:font-size-complex="8pt" style:font-style-complex="italic"/>
    </style:style>
    <style:style style:name="MT1" style:family="text">
      <style:text-properties officeooo:rsid="00a264a7"/>
    </style:style>
    <style:style style:name="MT2" style:family="text">
      <style:text-properties officeooo:rsid="00a4603c"/>
    </style:style>
    <style:style style:name="MT3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>
          <style:background-image/>
        </style:header-footer-properties>
      </style:header-style>
      <style:footer-style>
        <style:header-footer-properties fo:min-height="0.2362in" fo:margin-left="0in" fo:margin-right="0in" fo:margin-top="0.1965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FEA2DA44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8E464250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>[COMPANY_ADDRESS]</text:p>
        <text:p text:style-name="MP3">Fichier : [FILENAME] - <text:span text:style-name="MT2">Imprimé le [PRINTED_AT]</text:span></text:p>
        <text:p text:style-name="MP4"><text:span text:style-name="MT3">Page </text:span><text:span text:style-name="MT3"><text:page-number text:select-page="current">1</text:page-number></text:span><text:span text:style-name="MT3"> 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09T14:47:36.178405561</dc:date>
    <meta:editing-duration>PT5H28M18S</meta:editing-duration>
    <meta:editing-cycles>126</meta:editing-cycles>
    <meta:generator>LibreOffice/4.3.3.2$Linux_X86_64 LibreOffice_project/430m0$Build-2</meta:generator>
    <meta:document-statistic meta:table-count="2" meta:image-count="2" meta:object-count="0" meta:page-count="1" meta:paragraph-count="33" meta:word-count="61" meta:character-count="528" meta:non-whitespace-character-count="497"/>
  </office:meta>
</office:document-meta>
</file>